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font-name="Arial" fo:font-size="14pt" style:font-size-asian="14pt" style:font-size-complex="14pt"/>
    </style:style>
    <style:style style:name="P2" style:family="paragraph" style:parent-style-name="Standard">
      <style:text-properties style:font-name="Arial" fo:font-size="14pt" style:font-size-asian="14pt" style:font-size-complex="14pt"/>
    </style:style>
    <style:style style:name="P3" style:family="paragraph" style:parent-style-name="Standard">
      <style:paragraph-properties style:border-line-width-bottom="0.0346in 0.0138in 0.0138in" fo:padding="0.0291in" fo:border-left="none" fo:border-right="none" fo:border-top="none" fo:border-bottom="0.0622in double #000000" style:join-border="false"/>
      <style:text-properties style:font-name="Arial" fo:font-size="14pt" style:font-size-asian="14pt" style:font-size-complex="14pt"/>
    </style:style>
    <style:style style:name="P4" style:family="paragraph" style:parent-style-name="Standard">
      <style:paragraph-properties style:border-line-width-bottom="0.0346in 0.0138in 0.0138in" fo:padding="0.0291in" fo:border-left="none" fo:border-right="none" fo:border-top="none" fo:border-bottom="0.0622in double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emaine 1 :Specialization Introduction</text:h>
      <text:p text:style-name="P2">What are you doing? </text:p>
      <text:p text:style-name="P2">The team has been working a lot of </text:p>
      <text:p text:style-name="P2">late nights testing our new algorithm. </text:p>
      <text:p text:style-name="P2">Researchers, as you know, </text:p>
      <text:p text:style-name="P2">are fueled by pop and pizza. </text:p>
      <text:p text:style-name="P2">Well, the lab's starting to look like a scrapyard. </text:p>
      <text:p text:style-name="P2">So are you going to ban food in the lab? </text:p>
      <text:p text:style-name="P2">No, you monster. </text:p>
      <text:p text:style-name="P2">I was thinking of programming a robot to </text:p>
      <text:p text:style-name="P2">drive around the lab and collect empty cans. </text:p>
      <text:p text:style-name="P2">That sounds cool. How would it work? </text:p>
      <text:p text:style-name="P2">Well, I think we need a vision system to </text:p>
      <text:p text:style-name="P2">recognize cans, obstacles, and people. </text:p>
      <text:p text:style-name="P2">The robot will also need to build </text:p>
      <text:p text:style-name="P2">a map and localize itself in the lab. </text:p>
      <text:p text:style-name="P2">Then we need to write some servoing routines too. </text:p>
      <text:p text:style-name="P2">I'm going to have to stop you right there. </text:p>
      <text:p text:style-name="P2">I think there might be an easier way to do this. </text:p>
      <text:p text:style-name="P2">Let's solve with Reinforcement Learning. </text:p>
      <text:p text:style-name="P2">All right RL. How would you do it, Martha? </text:p>
      <text:p text:style-name="P2">Well, the reward can be </text:p>
      <text:p text:style-name="P2">the number of cans the robot collects. </text:p>
      <text:p text:style-name="P2">The agent could simply learn how to collect </text:p>
      <text:p text:style-name="P2">as many cans as possible, through trial and error. </text:p>
      <text:p text:style-name="P2">In principle, it wouldn't even need a map of the lab. </text:p>
      <text:p text:style-name="P2">It can learn everything from scratch. </text:p>
      <text:p text:style-name="P2">Right. That way when </text:p>
      <text:p text:style-name="P2">somebody moves some furniture around, </text:p>
      <text:p text:style-name="P2">the robot could adapt automatically through learning. </text:p>
      <text:p text:style-name="P2">In fact, if one of the students starts drinking </text:p>
      <text:p text:style-name="P2">some new wild type of pop in pink cans, </text:p>
      <text:p text:style-name="P2">that would totally break a pre-learned perception system. </text:p>
      <text:p text:style-name="P2">Yes. A Reinforcing Agent could simply try </text:p>
      <text:p text:style-name="P2">collecting the pink cans and find </text:p>
      <text:p text:style-name="P2">out itself if they are worth collecting. </text:p>
      <text:p text:style-name="P2">Okay. It sounds like we're going to need </text:p>
      <text:p text:style-name="P2">a good exploration method and we'll </text:p>
      <text:p text:style-name="P2">definitely need function approximation </text:p>
      <text:p text:style-name="P2">if we want to learn from an on-board camera. </text:p>
      <text:p text:style-name="P2">Yeah, and planning so that the agent can revisit </text:p>
      <text:p text:style-name="P2"><text:soft-page-break/>parts of the lab it hasn't been to in </text:p>
      <text:p text:style-name="P2">a while to check for new cans. </text:p>
      <text:p text:style-name="P2">But what about the Reward Function? </text:p>
      <text:p text:style-name="P2">What describes if the robot was successful? </text:p>
      <text:p text:style-name="P2">Well, we could get one of the students to count </text:p>
      <text:p text:style-name="P2">the cans in the bin at the end of the day. </text:p>
      <text:p text:style-name="P2">If there were six cans in the bin plus six. </text:p>
      <text:p text:style-name="P2">No cans, zero reward. </text:p>
      <text:p text:style-name="P2">So we'll probably need </text:p>
      <text:p text:style-name="P2">a TD-based algorithm to handle this delayed feedback. </text:p>
      <text:p text:style-name="P2">Before we get started, </text:p>
      <text:p text:style-name="P2">we better review the basics of Reinforcement Learning. </text:p>
      <text:p text:style-name="P2">Well, the good news is, </text:p>
      <text:p text:style-name="P2">everything we've just talked about will be covered in </text:p>
      <text:p text:style-name="P2">our new Coursera specialization </text:p>
      <text:p text:style-name="P2">on Reinforcement Learning. </text:p>
      <text:p text:style-name="P2">That's amazing. Are the students </text:p>
      <text:p text:style-name="P2">really going implement a can collecting robot? </text:p>
      <text:p text:style-name="P2">No, but once they finish the specialization, </text:p>
      <text:p text:style-name="P2">they'll have all the conceptual tools they need to do so. </text:p>
      <text:p text:style-name="P2">Either way, that's a lot of material. </text:p>
      <text:p text:style-name="P2">I think we're going to need a big team </text:p>
      <text:p text:style-name="P2">to cover all that stuff. </text:p>
      <text:p text:style-name="P2">A team of RL experts. </text:p>
      <text:p text:style-name="P2">What a team. </text:p>
      <text:p text:style-name="P2">Join us over the coming weeks right here in </text:p>
      <text:p text:style-name="P2">the RL AI Lab at the University of Alberta. </text:p>
      <text:p text:style-name="P2">Welcome to the Reinforcement Learning specialization </text:p>
      <text:p text:style-name="P2">from the University of Alberta on Coursera.</text:p>
      <text:p text:style-name="P2"/>
      <text:p text:style-name="P2"/>
      <text:p text:style-name="P2">Reinforcement learning is actually not that old. </text:p>
      <text:p text:style-name="P2">When I started back in the mid 2000, </text:p>
      <text:p text:style-name="P2">it was a lot different than it is now. </text:p>
      <text:p text:style-name="P2">There were only a handful of labs around </text:p>
      <text:p text:style-name="P2">the world that focused on reinforcement learning. </text:p>
      <text:p text:style-name="P2">Almost nobody was using RL in the industry, </text:p>
      <text:p text:style-name="P2">and the practical successes of RL </text:p>
      <text:p text:style-name="P2">were limited to a handful of applications. </text:p>
      <text:p text:style-name="P2">Reinforcement learning could fly a helicopter </text:p>
      <text:p text:style-name="P2">upside down better than any human could. </text:p>
      <text:p text:style-name="P2">RL methods could beat the </text:p>
      <text:p text:style-name="P2"><text:soft-page-break/>world's best backgammon players, </text:p>
      <text:p text:style-name="P2">and schedule elevators pretty well. </text:p>
      <text:p text:style-name="P2">But RL was not the best way to </text:p>
      <text:p text:style-name="P2">get robots to do useful things, </text:p>
      <text:p text:style-name="P2">and the idea that a Q-learning agent could play </text:p>
      <text:p text:style-name="P2">video games better than people was almost unimaginable. </text:p>
      <text:p text:style-name="P2">Yet we held out hope. </text:p>
      <text:p text:style-name="P2">Hope because we thought reinforce learning was </text:p>
      <text:p text:style-name="P2">the best way to make progress towards AI. </text:p>
      <text:p text:style-name="P2">The promise of RL was almost </text:p>
      <text:p text:style-name="P2">intoxicating that a learning agent can figure </text:p>
      <text:p text:style-name="P2">out how the world works by simply </text:p>
      <text:p text:style-name="P2">trying things and seeing what happens. </text:p>
      <text:p text:style-name="P2">After all, that's what we think people and animals do. </text:p>
      <text:p text:style-name="P2">So why not simulate that in a computer. </text:p>
      <text:p text:style-name="P2">If we could do it, then it would be useful in </text:p>
      <text:p text:style-name="P2">almost any application and as a nice side effect, </text:p>
      <text:p text:style-name="P2">we might learn a good deal about how </text:p>
      <text:p text:style-name="P2">our own minds work too. </text:p>
      <text:p text:style-name="P2">You might wonder what's </text:p>
      <text:p text:style-name="P2">the difference between supervised learning, </text:p>
      <text:p text:style-name="P2">unsupervised learning, and reinforcement learning? </text:p>
      <text:p text:style-name="P2">The differences are quite simple. </text:p>
      <text:p text:style-name="P2">In supervised learning we assume the learner has </text:p>
      <text:p text:style-name="P2">access to labeled examples giving the correct answer. </text:p>
      <text:p text:style-name="P2">In RL, the reward gives the agent </text:p>
      <text:p text:style-name="P2">some idea of how good or bad its recent actions were. </text:p>
      <text:p text:style-name="P2">You can think of supervised learning as requiring </text:p>
      <text:p text:style-name="P2">a teacher that helps you </text:p>
      <text:p text:style-name="P2">by telling you the correct answer. </text:p>
      <text:p text:style-name="P2">A reward on the other hand, </text:p>
      <text:p text:style-name="P2">is like having someone who can identify what </text:p>
      <text:p text:style-name="P2">good behavior looks like </text:p>
      <text:p text:style-name="P2">but can't tell you exactly how to do it. </text:p>
      <text:p text:style-name="P2">Unsupervised learning sounds like it could be </text:p>
      <text:p text:style-name="P2">related but really has a very different goal. </text:p>
      <text:p text:style-name="P2">Unsupervised learning is about </text:p>
      <text:p text:style-name="P2">extracting underlying structure in data. </text:p>
      <text:p text:style-name="P2">It's about the data representation. </text:p>
      <text:p text:style-name="P2">It can be used to construct representations </text:p>
      <text:p text:style-name="P2">that make a supervised or RL system better. </text:p>
      <text:p text:style-name="P2">In fact, as you'll see later in this course, </text:p>
      <text:p text:style-name="P2"><text:soft-page-break/>techniques from both supervised learning and </text:p>
      <text:p text:style-name="P2">unsupervised learning can be used </text:p>
      <text:p text:style-name="P2">within RL to aid generalization. </text:p>
      <text:p text:style-name="P2">In RL, we focus on the problem of learning </text:p>
      <text:p text:style-name="P2">while interacting with an ever changing world. </text:p>
      <text:p text:style-name="P2">We don't expect our agents to simply compute </text:p>
      <text:p text:style-name="P2">a good behavior and then execute </text:p>
      <text:p text:style-name="P2">that behavior in an open loop fashion. </text:p>
      <text:p text:style-name="P2">We expect our agents to get things wrong, </text:p>
      <text:p text:style-name="P2">to refine their understanding as they go. </text:p>
      <text:p text:style-name="P2">The world is not a static place. </text:p>
      <text:p text:style-name="P2">We get injured, the weather changes, </text:p>
      <text:p text:style-name="P2">and we encounter new situations and our goals change. </text:p>
      <text:p text:style-name="P2">An agent that immediately integrates </text:p>
      <text:p text:style-name="P2">its most recent experience should do </text:p>
      <text:p text:style-name="P2">well especially compared with ones that </text:p>
      <text:p text:style-name="P2">attempt to perfectly memorize how the world works. </text:p>
      <text:p text:style-name="P2">The idea of learning online is extremely </text:p>
      <text:p text:style-name="P2">powerful and is a defining feature of RL. </text:p>
      <text:p text:style-name="P2">The way we introduce concepts is dictated by this fact. </text:p>
      <text:p text:style-name="P2">For example, we introduced the ideas </text:p>
      <text:p text:style-name="P2">of bandits and exploration first, </text:p>
      <text:p text:style-name="P2">and get ideas from supervised learning later. </text:p>
      <text:p text:style-name="P2">This might feel backwards for you if </text:p>
      <text:p text:style-name="P2">you have a background in machine learning. </text:p>
      <text:p text:style-name="P2">But as you'll see, </text:p>
      <text:p text:style-name="P2">the hard part is learning online </text:p>
      <text:p text:style-name="P2">rather than just learning from data. </text:p>
      <text:p text:style-name="P2">Getting comfortable with the online setting </text:p>
      <text:p text:style-name="P2">requires a new perspective. </text:p>
      <text:p text:style-name="P2">Today, the field of reinforce learning </text:p>
      <text:p text:style-name="P2">feels like it's changing at a breakneck pace. </text:p>
      <text:p text:style-name="P2">There are almost weekly posts about </text:p>
      <text:p text:style-name="P2">new algorithmic developments and improvements in </text:p>
      <text:p text:style-name="P2">state of the art performance in benchmark domains. </text:p>
      <text:p text:style-name="P2">Search companies, online retailers, </text:p>
      <text:p text:style-name="P2">and hardware manufacturers are exploring </text:p>
      <text:p text:style-name="P2">RL solutions for their day to day operations. </text:p>
      <text:p text:style-name="P2">They are convinced that online learning </text:p>
      <text:p text:style-name="P2">will make them more efficient, </text:p>
      <text:p text:style-name="P2">save them money, and keep </text:p>
      <text:p text:style-name="P2">humans at a dangerous situations. </text:p>
      <text:p text:style-name="P2"><text:soft-page-break/>I would never have guessed that there would be companies </text:p>
      <text:p text:style-name="P2">dedicated to the study and </text:p>
      <text:p text:style-name="P2">application of reinforce learning. </text:p>
      <text:p text:style-name="P2">It's really quite amazing. </text:p>
      <text:p text:style-name="P2">However, the more quickly things change, </text:p>
      <text:p text:style-name="P2">the more important it is to focus on the fundamentals. </text:p>
      <text:p text:style-name="P2">Some of the ideas in RL can be traced as far </text:p>
      <text:p text:style-name="P2">back as Pavlov and his drooling dogs. </text:p>
      <text:p text:style-name="P2">Take almost any modern RL system and take a closer look. </text:p>
      <text:p text:style-name="P2">It's built from ideas and algorithms that </text:p>
      <text:p text:style-name="P2">pre-date this specialization by a decade or two. </text:p>
      <text:p text:style-name="P2">For example, at its heart DQN combines Q learning, </text:p>
      <text:p text:style-name="P2">neural networks, and experienced replay. </text:p>
      <text:p text:style-name="P2">Getting good performance out of these systems, </text:p>
      <text:p text:style-name="P2">however, requires significant innovation. </text:p>
      <text:p text:style-name="P2">We would never downplay the importance of that work. </text:p>
      <text:p text:style-name="P2">In fact, we want you to come to </text:p>
      <text:p text:style-name="P2">understand these complex enlarged learning systems. </text:p>
      <text:p text:style-name="P2">To do so you first need to understand the basics. </text:p>
      <text:p text:style-name="P2">That's where this course starts, with the fundamentals. </text:p>
      <text:p text:style-name="P2">In this specialization, we will cover most of </text:p>
      <text:p text:style-name="P2">the main ideas used in modern RL systems. </text:p>
      <text:p text:style-name="P2">By the end, you'll implement </text:p>
      <text:p text:style-name="P2">a neural network learning system to </text:p>
      <text:p text:style-name="P2">solve an infinite state control task. </text:p>
      <text:p text:style-name="P2">But we will start with small problems. </text:p>
      <text:p text:style-name="P2">We'll spend time discussing the fundamental challenges </text:p>
      <text:p text:style-name="P2">in reinforced learning and </text:p>
      <text:p text:style-name="P2">our best ideas for solving them. </text:p>
      <text:p text:style-name="P2">The problem of sequential decision making represents </text:p>
      <text:p text:style-name="P2">one of the greatest prizes of our generation. </text:p>
      <text:p text:style-name="P2">It seems appropriate to take </text:p>
      <text:p text:style-name="P2">our time and get the details right. </text:p>
      <text:p text:style-name="P2">We begin our study with a special case of </text:p>
      <text:p text:style-name="P2">the reinforcement learning problem </text:p>
      <text:p text:style-name="P2">called multi-arm bandits. </text:p>
      <text:p text:style-name="P2">The agent must decide which choice generates </text:p>
      <text:p text:style-name="P2">the best outcome or reward on average. </text:p>
      <text:p text:style-name="P2">This simpler instance of </text:p>
      <text:p text:style-name="P2">the full RL problem is perhaps the best </text:p>
      <text:p text:style-name="P2">setting to understand and solve </text:p>
      <text:p text:style-name="P2">challenges fundamental to RL. </text:p>
      <text:p text:style-name="P2"><text:soft-page-break/>This module provides </text:p>
      <text:p text:style-name="P2">an introduction to estimating values, </text:p>
      <text:p text:style-name="P2">incremental learning, </text:p>
      <text:p text:style-name="P2">exploration, non-stationarity, and parameter tuning. </text:p>
      <text:p text:style-name="P2">We continue to develop and combine these ideas in </text:p>
      <text:p text:style-name="P2">different ways over the next four courses. </text:p>
      <text:p text:style-name="P2">Let's get started.</text:p>
      <text:p text:style-name="P3"/>
      <text:p text:style-name="P2"/>
      <text:h text:style-name="P1" text:outline-level="1">Your Specialization Roadmap</text:h>
      <text:p text:style-name="P2">Reinforcement learning is a hard topic. </text:p>
      <text:p text:style-name="Standard">It seems every week I hear about </text:p>
      <text:p text:style-name="Standard">a new algorithm or new application </text:p>
      <text:p text:style-name="Standard">of reinforcement learning. </text:p>
      <text:p text:style-name="Standard">On the other hand, the fundamentals </text:p>
      <text:p text:style-name="Standard">of RL are much the same. </text:p>
      <text:p text:style-name="Standard">State of the art learning systems are often </text:p>
      <text:p text:style-name="Standard">constructed from a few well-known ideas, </text:p>
      <text:p text:style-name="Standard">which are actually not that complicated. </text:p>
      <text:p text:style-name="Standard">Take DQN for example, </text:p>
      <text:p text:style-name="Standard">this learning system combines </text:p>
      <text:p text:style-name="Standard">Q learning, Epsilon-greedy action selection, </text:p>
      <text:p text:style-name="Standard">neural network function approximation, </text:p>
      <text:p text:style-name="Standard">and a few other ideas to </text:p>
      <text:p text:style-name="Standard">achieve superhuman scores in Atari games. </text:p>
      <text:p text:style-name="Standard">In this one learning system, </text:p>
      <text:p text:style-name="Standard">we see many of the most common building blocks </text:p>
      <text:p text:style-name="Standard">of RL systems. </text:p>
      <text:p text:style-name="Standard">This course will closely follow Sutton and </text:p>
      <text:p text:style-name="Standard">Martha's new addition of </text:p>
      <text:p text:style-name="Standard">reinforcement learning and introduction. </text:p>
      <text:p text:style-name="Standard">The first edition trained two generations of </text:p>
      <text:p text:style-name="Standard">RL researchers including Martha and myself. </text:p>
      <text:p text:style-name="Standard">The RL book and </text:p>
      <text:p text:style-name="Standard">this specialization adhere to a simple principle, </text:p>
      <text:p text:style-name="Standard">introduce each idea in the simplest setting it arises. </text:p>
      <text:p text:style-name="Standard">In this spirit, we begin </text:p>
      <text:p text:style-name="Standard">our study with multi-arm bandit problems. </text:p>
      <text:p text:style-name="Standard">Here, we get our first taste of the complexities </text:p>
      <text:p text:style-name="Standard">of incremental learning, exploration, and exploitation. </text:p>
      <text:p text:style-name="Standard">After that, we move onto Markov decision processes to </text:p>
      <text:p text:style-name="Standard">broaden the class of problems </text:p>
      <text:p text:style-name="Standard">we can solve with reinforcement learning methods. </text:p>
      <text:p text:style-name="Standard">Here we will learn about balancing </text:p>
      <text:p text:style-name="Standard">short-term and long-term reward. </text:p>
      <text:p text:style-name="Standard"><text:soft-page-break/>We will introduce key ideas like policies and </text:p>
      <text:p text:style-name="Standard">value functions using almost all RL systems. </text:p>
      <text:p text:style-name="Standard">We conclude Course 1 with </text:p>
      <text:p text:style-name="Standard">classic planning methods called dynamic programming. </text:p>
      <text:p text:style-name="Standard">These methods have been used in </text:p>
      <text:p text:style-name="Standard">large industrial control problems and can </text:p>
      <text:p text:style-name="Standard">compute optimal policies given </text:p>
      <text:p text:style-name="Standard">a complete model of the world. </text:p>
      <text:p text:style-name="Standard">In Course 2, we built on these ideas and </text:p>
      <text:p text:style-name="Standard">design algorithms for learning </text:p>
      <text:p text:style-name="Standard">without a model of the world. </text:p>
      <text:p text:style-name="Standard">We study three classes of methods designed </text:p>
      <text:p text:style-name="Standard">for learning from trial and error interaction. </text:p>
      <text:p text:style-name="Standard">We start with Monte Carlo methods and then </text:p>
      <text:p text:style-name="Standard">move on to temporal difference learning, </text:p>
      <text:p text:style-name="Standard">including Q learning. </text:p>
      <text:p text:style-name="Standard">We conclude Course 2 with an investigation of </text:p>
      <text:p text:style-name="Standard">methods for planning with learned models. </text:p>
      <text:p text:style-name="Standard">In Course 3, we leave the relative comfort of </text:p>
      <text:p text:style-name="Standard">small finite MDPs and </text:p>
      <text:p text:style-name="Standard">investigate RL with function approximation. </text:p>
      <text:p text:style-name="Standard">Here we will see that </text:p>
      <text:p text:style-name="Standard">the main concepts from Courses 1 and </text:p>
      <text:p text:style-name="Standard">2 transferred to problems with </text:p>
      <text:p text:style-name="Standard">larger infinite state spaces. </text:p>
      <text:p text:style-name="Standard">We will cover feature construction, </text:p>
      <text:p text:style-name="Standard">neural network learning, </text:p>
      <text:p text:style-name="Standard">policy gradient methods, and </text:p>
      <text:p text:style-name="Standard">other particularities of the </text:p>
      <text:p text:style-name="Standard">function approximation setting. </text:p>
      <text:p text:style-name="Standard">You'll notice that this specialization </text:p>
      <text:p text:style-name="Standard">starts out with basic material, </text:p>
      <text:p text:style-name="Standard">but by the end of Course 3, </text:p>
      <text:p text:style-name="Standard">you'll see how much we build on </text:p>
      <text:p text:style-name="Standard">simple concepts introduced earlier on. </text:p>
      <text:p text:style-name="Standard">You'll finish Course 3 and wonder </text:p>
      <text:p text:style-name="Standard">how it is you learned so much, </text:p>
      <text:p text:style-name="Standard">when it all seemed pretty simple at the time. </text:p>
      <text:p text:style-name="Standard">The final course in this specialization brings </text:p>
      <text:p text:style-name="Standard">everything together in a Capstone project. </text:p>
      <text:p text:style-name="Standard">Throughout this specialization, </text:p>
      <text:p text:style-name="Standard">as in Rich and Andy's book, </text:p>
      <text:p text:style-name="Standard">we stress a rigorous and scientific approach to RL. </text:p>
      <text:p text:style-name="Standard">We conduct numerous experiments </text:p>
      <text:p text:style-name="Standard">designed to carefully compare algorithms. </text:p>
      <text:p text:style-name="Standard">It takes careful planning and a lot of </text:p>
      <text:p text:style-name="Standard">hard work to produce a meaningful empirical results. </text:p>
      <text:p text:style-name="Standard">In the Capstone, we will walk you through each step of </text:p>
      <text:p text:style-name="Standard">this process so that you can </text:p>
      <text:p text:style-name="Standard"><text:soft-page-break/>conduct your own scientific experiment. </text:p>
      <text:p text:style-name="Standard">We will explore </text:p>
      <text:p text:style-name="Standard">all the stages from problem specification, </text:p>
      <text:p text:style-name="Standard">all the way to publication quality plots. </text:p>
      <text:p text:style-name="Standard">This is not just academic. </text:p>
      <text:p text:style-name="Standard">In real problems, it's important to </text:p>
      <text:p text:style-name="Standard">verify and understand your system. </text:p>
      <text:p text:style-name="Standard">After that, you should be ready to test </text:p>
      <text:p text:style-name="Standard">your own new ideas or tackle </text:p>
      <text:p text:style-name="Standard">a new exciting application of RL in your job. </text:p>
      <text:p text:style-name="Standard">We hope you enjoyed the show half as </text:p>
      <text:p text:style-name="Standard">much as we enjoyed making it for you.</text:p>
      <text:p text:style-name="P4"/>
      <text:p text:style-name="Standard">Mdp</text:p>
      <text:p text:style-name="Standard"/>
      <text:p text:style-name="Standard">First example : MDP modelisation for soccer: </text:p>
      <text:p text:style-name="Standard"/>
      <text:p text:style-name="Standard">Le football est complexe à modéliser, il nécessite plus que du reinforcement learning, mais aussi du computer vision, nénamoins on peut modéliser cette situation au travers d'un modèle MDP.</text:p>
      <text:p text:style-name="Standard"/>
      <text:p text:style-name="Standard">the environment : an field of soccer. </text:p>
      <text:p text:style-name="Standard">Terrain de football, qu'on peut représenter par une grille, une matrice de valeur, dont les lignes délimitant le terrain seraient repésentées avec une certaine valeur. Des règles de jeu seront définis de manière constant...</text:p>
      <text:p text:style-name="Standard"/>
      <text:p text:style-name="Standard">Je vais donner l'exemple au travers d'un seul agent, un seul joueur. </text:p>
      <text:p text:style-name="Standard">Ses actions : marcher, courir, courir à son maximum, sauter, contrôler le ballon de l'intérieur du pied, extérieur pied, sur le dessus du pied, contrôle poitrine, contrôle tête, ouvrir son pied d'un angle de 0 degré (position normale) à 90 degré, passer (avec différents angles de pieds...), dribbler (avec différents animations de gestes automatisés...), tirer (avec différents angles de pieds, de puissance, <text:s/>de la tête...)., coordonnées en X et Y.</text:p>
      <text:p text:style-name="Standard"/>
      <text:p text:style-name="Standard">États : états mis à jour à chaque seconde: coordonnées en X et Y des 21 autres joueurs, du ballon, qui aruait en plus une coordonnée en Z, actions en cours des autres agents, leurs attributs de vitesse, niveau technique, les écarts entre chaque agent et le ballon, etat mon equipe a le ballon, etat equipe adverse a le ballon, la probabilité des coordonnées en X et Y des joueurs sur les coordonnées du terrain piur les états suivants.</text:p>
      <text:p text:style-name="Standard"/>
      <text:p text:style-name="Standard">Récompense : Par exemple +1 à chaque fois que l'agent avance avec le ballon si les coordonnées du terrain devant lui sont vides, si un agent adversaire arrive sur lui, savoir choisir l'action qui permet de passer le ballon vers l'avant à l'agent coéquipier , +1 également.</text:p>
      <text:p text:style-name="Standard"/>
      <text:p text:style-name="Standard">Dans une situation devant le but adverse, ou dans l'axe en étant démarqué, favoriser le tir, +5, +10 pour un tir précis et puissant, +15 pour un but...</text:p>
      <text:p text:style-name="Standard"/>
      <text:p text:style-name="Standard">Si l'agent est seul devant adversaire, proche de la surface de réparation adverse, avec un attribut dribble élévé, favoriser un drible d'élimination, +2 …</text:p>
      <text:p text:style-name="Standard"/>
      <text:p text:style-name="Standard"><text:soft-page-break/>Si le joueur perd la balle ça pourrait être moins -3, -6 s'il est dans les derniers pixels avant son but, -15 pour chaque agent de l'équipe si l'équipe encaisse un but.</text:p>
      <text:p text:style-name="Standard"/>
      <text:p text:style-name="Standard">L'objectif finale étant d'avoir une différence de buts positif par rapport à l'adversaire, à la fin des 2 épidoses que sont la première et deuxième mi temps.</text:p>
      <text:p text:style-name="Standard"/>
      <text:p text:style-name="Standard">Second example: Réparage d'animaux et végétaux inconnus</text:p>
      <text:p text:style-name="Standard"/>
      <text:p text:style-name="Standard">Dans une région de forêts très difficilement accessible en transport, à pieds, en pirogue, <text:s/>en Amazonie, avec la nécessité d'observer depuis le sol, l'on pourrait déployer un drone qui vas faire différentes actions, comme des prises photos, en vue de classifier des animaux au sein d'espèce, ou les classifier en espèce inconnue.</text:p>
      <text:p text:style-name="Standard">Apprentissage pour repérer des animaux et végétaux dans un paysage, y compris des animaux ou végétaux inconnus, donc sans apprentissage supervisé.</text:p>
      <text:p text:style-name="Standard">Savoir zoomer et dezoomer selon la taille des animaux, procéder à l'envoi des clichés aux scientifiques.</text:p>
      <text:p text:style-name="Standard"/>
      <text:p text:style-name="Standard">Si la météo est mauvaise ou son niveau de charge est trop bas il retournera au camp de base.</text:p>
      <text:p text:style-name="Standard"/>
      <text:p text:style-name="Standard">Actions: vol à différentes altitudes, capture régulier de la pluviométrie, <text:s/>capture régulier du vent, niveau de charge, identification par computer vision des scènes l'entourant, déclenchement de l'appareil photo au moment opportun.</text:p>
      <text:p text:style-name="Standard"/>
      <text:p text:style-name="Standard">États: à chaque mouvement du drone correspondrait un nouvelle état...</text:p>
      <text:p text:style-name="Standard"/>
      <text:p text:style-name="Standard">Action: par exemple, +1 pour une photo sans animaux, +10 avec animaux ou végétaux comme une plante, si certains taux de pluviométrie atteint, ou niveau de vent élevé, récompense négative de -5 à chaque 10 secondes pour l'inciter à revenir au camp de base. -100 s'il se retrouve bloqué ou qu'il a batterie à plat, nécessitant intervention humaine pour le récupérer.</text:p>
      <text:p text:style-name="Standard"/>
      <text:p text:style-name="Standard">Third example :</text:p>
      <text:p text:style-name="Standard"/>
      <text:p text:style-name="Standard">Agent jouant à un FPS (First person shooter): <text:s/>Dans un environnement fermé, l'agent doit atteindre un drapeau le plus sans se faire repérer, et si possible le plus vite possible, sans se faire tuer, il a le choix de plusieurs chemins, où se trouve des ennemis, et parfois non (ils changent d'endroit à chaque nouvelles épisodes).</text:p>
      <text:p text:style-name="Standard"/>
      <text:p text:style-name="Standard">Les chemins lui permettent parfois de contourner l'ennemis, parfois il n'as pas le choix de tirer si la propabilité de se faire repérer et tuer est trop grande (supérieur à 40% par exemple).</text:p>
      <text:p text:style-name="Standard"/>
      <text:p text:style-name="Standard">Ses actions: marcher, courir dans 4 directions, sauter, se baisser, ramper, tirer avec son arme.</text:p>
      <text:p text:style-name="Standard"/>
      <text:p text:style-name="Standard">Récompenses: +1 à chaque pas, -0.5 à chaque seconde qui s'écoule, -5 si il se fait repérer, +2 si après avoir été repéré il tue ennemi, +3 si il parvient à s'enfuir, +4 si il parvient à passer furtivement, -100 si il se fait tuer.</text:p>
      <text:p text:style-name="Standard"/>
      <text:p text:style-name="Standard"/>
      <text:p text:style-name="Standard"/>
      <text:p text:style-name="Standard"/>
      <text:p text:style-name="Standard"/>
      <text:p text:style-name="Standard"><text:soft-page-break/></text:p>
      <text:p text:style-name="Standard"/>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naud Baleh</meta:initial-creator>
    <meta:creation-date>2021-09-08T17:12:09.02</meta:creation-date>
    <dc:date>2021-09-24T20:44:06.02</dc:date>
    <dc:creator>Arnaud Baleh</dc:creator>
    <meta:editing-duration>PT1H49M40S</meta:editing-duration>
    <meta:editing-cycles>71</meta:editing-cycles>
    <meta:generator>OpenOffice/4.1.10$Win32 OpenOffice.org_project/4110m2$Build-9807</meta:generator>
    <meta:document-statistic meta:table-count="0" meta:image-count="0" meta:object-count="0" meta:page-count="10" meta:paragraph-count="337" meta:word-count="2791" meta:character-count="16664"/>
  </office:meta>
</office:document-meta>
</file>